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language="en" fo:country="IE"/>
    </style:style>
    <style:style style:name="P5" style:family="paragraph" style:parent-style-name="Standard">
      <style:text-properties fo:font-size="11.5pt" style:font-size-asian="11.5pt" style:font-size-complex="11.5pt"/>
    </style:style>
    <style:style style:name="P6" style:family="paragraph" style:parent-style-name="Standard">
      <style:text-properties officeooo:rsid="04872a59" officeooo:paragraph-rsid="04872a59"/>
    </style:style>
    <style:style style:name="P7"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9" style:family="paragraph" style:parent-style-name="Heading_20_1">
      <style:text-properties fo:font-size="11.5pt" style:font-size-asian="11.5pt" style:font-size-complex="11.5pt"/>
    </style:style>
    <style:style style:name="P10" style:family="paragraph" style:parent-style-name="Standard">
      <style:text-properties fo:font-size="11.5pt" style:font-size-asian="11.5pt" style:font-size-complex="11.5pt"/>
    </style:style>
    <style:style style:name="P11" style:family="paragraph" style:parent-style-name="Standard">
      <style:text-properties fo:font-size="11.5pt" officeooo:rsid="048a0773" officeooo:paragraph-rsid="048a0773" style:font-size-asian="11.5pt" style:font-size-complex="11.5pt"/>
    </style:style>
    <style:style style:name="P12" style:family="paragraph" style:parent-style-name="Standard">
      <style:text-properties fo:font-size="11.5pt" officeooo:rsid="049388b6" officeooo:paragraph-rsid="049388b6" style:font-size-asian="11.5pt" style:font-size-complex="11.5pt"/>
    </style:style>
    <style:style style:name="P13" style:family="paragraph" style:parent-style-name="Standard">
      <style:text-properties fo:font-size="11.5pt" officeooo:rsid="049733f4" officeooo:paragraph-rsid="049733f4" style:font-size-asian="11.5pt" style:font-size-complex="11.5pt"/>
    </style:style>
    <style:style style:name="P14" style:family="paragraph" style:parent-style-name="Standard">
      <style:text-properties fo:font-size="11.5pt" officeooo:rsid="049bfdec" officeooo:paragraph-rsid="049bfdec" style:font-size-asian="11.5pt" style:font-size-complex="11.5pt"/>
    </style:style>
    <style:style style:name="P15" style:family="paragraph" style:parent-style-name="Standard">
      <style:text-properties fo:font-size="11.5pt" officeooo:rsid="049d667a" officeooo:paragraph-rsid="049d667a" style:font-size-asian="11.5pt" style:font-size-complex="11.5pt"/>
    </style:style>
    <style:style style:name="P1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officeooo:paragraph-rsid="048a456a"/>
    </style:style>
    <style:style style:name="P18"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Standard">
      <style:text-properties style:text-underline-style="none" fo:font-weight="normal" officeooo:paragraph-rsid="04a2a3ec" style:font-weight-asian="normal" style:font-weight-complex="normal"/>
    </style:style>
    <style:style style:name="P22" style:family="paragraph" style:parent-style-name="Standard">
      <style:text-properties officeooo:rsid="0491cad2" officeooo:paragraph-rsid="0491cad2"/>
    </style:style>
    <style:style style:name="P23" style:family="paragraph" style:parent-style-name="Standard">
      <style:text-properties officeooo:rsid="0491cad2" officeooo:paragraph-rsid="04a2a3ec"/>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2pt" officeooo:paragraph-rsid="04a3e346" style:font-size-asian="12pt" style:font-size-complex="12pt"/>
    </style:style>
    <style:style style:name="P26" style:family="paragraph" style:parent-style-name="Standard" style:list-style-name="L5">
      <style:text-properties officeooo:paragraph-rsid="04a3e346"/>
    </style:style>
    <style:style style:name="P27" style:family="paragraph" style:parent-style-name="Standard">
      <style:text-properties officeooo:paragraph-rsid="049acf58"/>
    </style:style>
    <style:style style:name="P28" style:family="paragraph" style:parent-style-name="Standard">
      <style:text-properties officeooo:paragraph-rsid="04a2a3ec"/>
    </style:style>
    <style:style style:name="P29" style:family="paragraph" style:parent-style-name="Standard">
      <style:text-properties officeooo:rsid="04a4ff9a" officeooo:paragraph-rsid="04a4ff9a"/>
    </style:style>
    <style:style style:name="P30" style:family="paragraph" style:parent-style-name="Standard">
      <style:text-properties officeooo:rsid="04a58d04" officeooo:paragraph-rsid="04a58d04"/>
    </style:style>
    <style:style style:name="P31" style:family="paragraph" style:parent-style-name="Standard">
      <style:text-properties officeooo:rsid="04a6bff2" officeooo:paragraph-rsid="04a6bff2"/>
    </style:style>
    <style:style style:name="P32"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33"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paragraph-rsid="048f49dc" style:font-size-asian="14pt" style:font-weight-asian="bold" style:font-size-complex="14pt" style:font-weight-complex="bold"/>
    </style:style>
    <style:style style:name="P34" style:family="paragraph" style:parent-style-name="Text_20_body">
      <style:text-properties officeooo:rsid="048a0773" officeooo:paragraph-rsid="048a0773"/>
    </style:style>
    <style:style style:name="P35" style:family="paragraph" style:parent-style-name="Text_20_body">
      <style:text-properties officeooo:paragraph-rsid="0490c84a"/>
    </style:style>
    <style:style style:name="P36" style:family="paragraph" style:parent-style-name="Text_20_body">
      <style:text-properties officeooo:rsid="0491cad2" officeooo:paragraph-rsid="04a2a3ec"/>
    </style:style>
    <style:style style:name="P37" style:family="paragraph" style:parent-style-name="Text_20_body">
      <style:text-properties officeooo:paragraph-rsid="0496c236"/>
    </style:style>
    <style:style style:name="P38" style:family="paragraph" style:parent-style-name="Text_20_body" style:list-style-name="L2">
      <style:text-properties fo:font-size="12pt" officeooo:paragraph-rsid="04a3e346" style:font-size-asian="12pt" style:font-size-complex="12pt"/>
    </style:style>
    <style:style style:name="P39" style:family="paragraph" style:parent-style-name="Text_20_body" style:list-style-name="L3">
      <style:text-properties fo:font-size="12pt" officeooo:paragraph-rsid="04a3e346" style:font-size-asian="12pt" style:font-size-complex="12pt"/>
    </style:style>
    <style:style style:name="P40" style:family="paragraph" style:parent-style-name="Text_20_body" style:list-style-name="L4">
      <style:text-properties fo:font-size="12pt" officeooo:paragraph-rsid="04a3e346" style:font-size-asian="12pt" style:font-size-complex="12pt"/>
    </style:style>
    <style:style style:name="P41" style:family="paragraph" style:parent-style-name="Text_20_body" style:list-style-name="L5">
      <style:text-properties fo:font-size="12pt" officeooo:paragraph-rsid="04a3e346" style:font-size-asian="12pt" style:font-size-complex="12pt"/>
    </style:style>
    <style:style style:name="P42" style:family="paragraph" style:parent-style-name="Text_20_body" style:list-style-name="L6">
      <style:text-properties officeooo:paragraph-rsid="04a3e346"/>
    </style:style>
    <style:style style:name="P43" style:family="paragraph" style:parent-style-name="Text_20_body">
      <style:text-properties officeooo:paragraph-rsid="049acf58"/>
    </style:style>
    <style:style style:name="P44" style:family="paragraph" style:parent-style-name="Text_20_body" style:list-style-name="L7"/>
    <style:style style:name="P45" style:family="paragraph" style:parent-style-name="Text_20_body" style:list-style-name="L9"/>
    <style:style style:name="P46" style:family="paragraph" style:parent-style-name="Text_20_body">
      <style:text-properties officeooo:paragraph-rsid="04a2a3ec"/>
    </style:style>
    <style:style style:name="P47" style:family="paragraph" style:parent-style-name="Text_20_body">
      <style:text-properties officeooo:paragraph-rsid="04a3e346"/>
    </style:style>
    <style:style style:name="P48" style:family="paragraph" style:parent-style-name="Text_20_body">
      <style:paragraph-properties fo:margin-left="0cm" fo:margin-right="0cm" fo:text-indent="0cm" style:auto-text-indent="false"/>
      <style:text-properties officeooo:paragraph-rsid="048f49dc"/>
    </style:style>
    <style:style style:name="P49" style:family="paragraph" style:parent-style-name="Text_20_body">
      <style:paragraph-properties fo:margin-left="0cm" fo:margin-right="0cm" fo:text-indent="0cm" style:auto-text-indent="false"/>
      <style:text-properties officeooo:paragraph-rsid="04a2a3ec"/>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9">
      <style:paragraph-properties fo:margin-top="0cm" fo:margin-bottom="0cm" loext:contextual-spacing="false"/>
    </style:style>
    <style:style style:name="P52" style:family="paragraph" style:parent-style-name="Heading_20_2">
      <style:text-properties officeooo:rsid="0491cad2" officeooo:paragraph-rsid="0491cad2"/>
    </style:style>
    <style:style style:name="P53" style:family="paragraph" style:parent-style-name="Heading_20_2">
      <style:text-properties officeooo:rsid="04a4338a" officeooo:paragraph-rsid="04a4338a"/>
    </style:style>
    <style:style style:name="P54" style:family="paragraph" style:parent-style-name="Heading_20_2">
      <style:text-properties officeooo:rsid="04a4ff9a" officeooo:paragraph-rsid="04a4ff9a"/>
    </style:style>
    <style:style style:name="P55" style:family="paragraph" style:parent-style-name="Heading_20_2">
      <style:text-properties officeooo:rsid="04a58d04" officeooo:paragraph-rsid="04a58d04"/>
    </style:style>
    <style:style style:name="P56" style:family="paragraph" style:parent-style-name="Heading_20_2">
      <style:text-properties officeooo:rsid="04a6bff2" officeooo:paragraph-rsid="04a6bff2"/>
    </style:style>
    <style:style style:name="P57" style:family="paragraph" style:parent-style-name="Heading_20_2">
      <style:paragraph-properties fo:break-before="page"/>
      <style:text-properties officeooo:rsid="048a0773" officeooo:paragraph-rsid="048a0773"/>
    </style:style>
    <style:style style:name="P58" style:family="paragraph" style:parent-style-name="Heading_20_2">
      <style:paragraph-properties fo:break-before="page"/>
      <style:text-properties officeooo:rsid="04a4ff9a" officeooo:paragraph-rsid="04a4ff9a"/>
    </style:style>
    <style:style style:name="P59" style:family="paragraph" style:parent-style-name="Heading_20_2">
      <style:paragraph-properties fo:margin-left="0cm" fo:margin-right="0cm" fo:text-indent="0cm" style:auto-text-indent="false"/>
      <style:text-properties officeooo:paragraph-rsid="0499cb2e"/>
    </style:style>
    <style:style style:name="P60" style:family="paragraph" style:parent-style-name="Heading_20_2">
      <style:paragraph-properties fo:margin-left="0cm" fo:margin-right="0cm" fo:text-indent="0cm" style:auto-text-indent="false"/>
      <style:text-properties officeooo:paragraph-rsid="049733f4"/>
    </style:style>
    <style:style style:name="P61" style:family="paragraph" style:parent-style-name="Heading_20_1">
      <style:text-properties officeooo:paragraph-rsid="04872a59"/>
    </style:style>
    <style:style style:name="P62" style:family="paragraph" style:parent-style-name="Heading_20_1">
      <style:paragraph-properties fo:break-before="page"/>
      <style:text-properties officeooo:rsid="04a58d04" officeooo:paragraph-rsid="04a58d04"/>
    </style:style>
    <style:style style:name="P63" style:family="paragraph" style:parent-style-name="Heading_20_1">
      <style:paragraph-properties fo:break-before="page"/>
      <style:text-properties officeooo:rsid="04a6bff2" officeooo:paragraph-rsid="04a6bff2"/>
    </style:style>
    <style:style style:name="P64" style:family="paragraph" style:parent-style-name="Heading_20_1">
      <style:paragraph-properties fo:break-before="page"/>
      <style:text-properties officeooo:paragraph-rsid="04a82966"/>
    </style:style>
    <style:style style:name="P65" style:family="paragraph" style:parent-style-name="Heading_20_3">
      <style:text-properties officeooo:rsid="048a456a" officeooo:paragraph-rsid="048a456a"/>
    </style:style>
    <style:style style:name="P66" style:family="paragraph" style:parent-style-name="Heading_20_3">
      <style:text-properties fo:font-weight="bold" officeooo:rsid="048d5196" officeooo:paragraph-rsid="048d5196" style:font-weight-asian="bold" style:font-weight-complex="bold"/>
    </style:style>
    <style:style style:name="P67" style:family="paragraph" style:parent-style-name="Heading_20_3">
      <style:text-properties officeooo:rsid="049388b6" officeooo:paragraph-rsid="049388b6"/>
    </style:style>
    <style:style style:name="P68" style:family="paragraph" style:parent-style-name="Heading_20_3">
      <style:text-properties officeooo:paragraph-rsid="04954cb4"/>
    </style:style>
    <style:style style:name="P69" style:family="paragraph" style:parent-style-name="Heading_20_3">
      <style:text-properties officeooo:rsid="049733f4" officeooo:paragraph-rsid="049733f4"/>
    </style:style>
    <style:style style:name="P70" style:family="paragraph" style:parent-style-name="Heading_20_3">
      <style:text-properties officeooo:paragraph-rsid="04978a97"/>
    </style:style>
    <style:style style:name="P71" style:family="paragraph" style:parent-style-name="Heading_20_3">
      <style:text-properties officeooo:rsid="049acf58" officeooo:paragraph-rsid="049acf58"/>
    </style:style>
    <style:style style:name="P72" style:family="paragraph" style:parent-style-name="Heading_20_3">
      <style:text-properties officeooo:rsid="049bfdec" officeooo:paragraph-rsid="049bfdec"/>
    </style:style>
    <style:style style:name="P73" style:family="paragraph" style:parent-style-name="Heading_20_3">
      <style:text-properties officeooo:rsid="049d667a" officeooo:paragraph-rsid="049d667a"/>
    </style:style>
    <style:style style:name="P74" style:family="paragraph" style:parent-style-name="Heading_20_3">
      <style:paragraph-properties fo:break-before="page"/>
      <style:text-properties officeooo:paragraph-rsid="048d5196"/>
    </style:style>
    <style:style style:name="P75" style:family="paragraph" style:parent-style-name="Heading_20_3">
      <style:paragraph-properties fo:break-before="page"/>
      <style:text-properties officeooo:rsid="049d667a" officeooo:paragraph-rsid="049d667a"/>
    </style:style>
    <style:style style:name="P76" style:family="paragraph" style:parent-style-name="Preformatted_20_Text">
      <style:text-properties officeooo:paragraph-rsid="048a456a"/>
    </style:style>
    <style:style style:name="P77" style:family="paragraph" style:parent-style-name="Preformatted_20_Text">
      <style:text-properties officeooo:paragraph-rsid="048c1aad"/>
    </style:style>
    <style:style style:name="P78" style:family="paragraph" style:parent-style-name="Preformatted_20_Text">
      <style:text-properties fo:font-size="11pt" style:font-size-asian="11pt" style:font-size-complex="11pt"/>
    </style:style>
    <style:style style:name="P79" style:family="paragraph" style:parent-style-name="Preformatted_20_Text">
      <style:text-properties fo:font-size="11pt" officeooo:paragraph-rsid="048a456a" style:font-size-asian="11pt" style:font-size-complex="11pt"/>
    </style:style>
    <style:style style:name="P80" style:family="paragraph" style:parent-style-name="Preformatted_20_Text">
      <style:text-properties officeooo:paragraph-rsid="048d5196"/>
    </style:style>
    <style:style style:name="P81" style:family="paragraph" style:parent-style-name="Preformatted_20_Text">
      <style:text-properties officeooo:rsid="048d5196" officeooo:paragraph-rsid="048f49dc"/>
    </style:style>
    <style:style style:name="P82" style:family="paragraph" style:parent-style-name="Preformatted_20_Text">
      <style:text-properties fo:font-weight="bold" style:font-weight-asian="bold" style:font-weight-complex="bold"/>
    </style:style>
    <style:style style:name="P83" style:family="paragraph" style:parent-style-name="Preformatted_20_Text">
      <style:text-properties fo:font-weight="bold" officeooo:rsid="048d5196" officeooo:paragraph-rsid="048f49dc" style:font-weight-asian="bold" style:font-weight-complex="bold"/>
    </style:style>
    <style:style style:name="P84" style:family="paragraph" style:parent-style-name="Preformatted_20_Text">
      <style:text-properties fo:font-weight="bold" officeooo:paragraph-rsid="048f49dc" style:font-weight-asian="bold" style:font-weight-complex="bold"/>
    </style:style>
    <style:style style:name="P85" style:family="paragraph" style:parent-style-name="Preformatted_20_Text">
      <style:text-properties fo:font-weight="bold" officeooo:paragraph-rsid="049388b6" style:font-weight-asian="bold" style:font-weight-complex="bold"/>
    </style:style>
    <style:style style:name="P86" style:family="paragraph" style:parent-style-name="Preformatted_20_Text">
      <style:text-properties fo:font-weight="bold" officeooo:paragraph-rsid="0496c236" style:font-weight-asian="bold" style:font-weight-complex="bold"/>
    </style:style>
    <style:style style:name="P87" style:family="paragraph" style:parent-style-name="Preformatted_20_Text">
      <style:text-properties fo:font-size="12pt" style:font-size-asian="12pt" style:font-size-complex="12pt"/>
    </style:style>
    <style:style style:name="P88" style:family="paragraph" style:parent-style-name="Preformatted_20_Text">
      <style:text-properties fo:font-size="12pt" fo:font-weight="bold" style:font-size-asian="12pt" style:font-weight-asian="bold" style:font-size-complex="12pt" style:font-weight-complex="bold"/>
    </style:style>
    <style:style style:name="P89" style:family="paragraph" style:parent-style-name="Preformatted_20_Text">
      <style:text-properties officeooo:rsid="0491cad2" officeooo:paragraph-rsid="0491cad2"/>
    </style:style>
    <style:style style:name="P90" style:family="paragraph" style:parent-style-name="Preformatted_20_Text">
      <style:text-properties officeooo:paragraph-rsid="0496c236"/>
    </style:style>
    <style:style style:name="P91" style:family="paragraph" style:parent-style-name="Preformatted_20_Text">
      <style:text-properties officeooo:paragraph-rsid="04a2a3ec"/>
    </style:style>
    <style:style style:name="P92"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P93" style:family="paragraph" style:parent-style-name="Title">
      <style:paragraph-properties fo:margin-left="0cm" fo:margin-right="0cm" fo:text-align="center" style:justify-single-word="false" fo:text-indent="0cm" style:auto-text-indent="false"/>
      <style:text-properties fo:font-size="20pt" fo:font-style="normal" fo:font-weight="bold" officeooo:rsid="048a0773" officeooo:paragraph-rsid="048a0773" style:font-size-asian="20pt" style:font-style-asian="normal" style:font-weight-asian="bold" style:font-size-complex="20pt" style:font-style-complex="normal" style:font-weight-complex="bold"/>
    </style:style>
    <style:style style:name="P94" style:family="paragraph" style:parent-style-name="Title">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95" style:family="paragraph" style:parent-style-name="List_20_Heading">
      <style:text-properties style:text-underline-style="solid" style:text-underline-width="auto" style:text-underline-color="font-color" fo:font-weight="bold" officeooo:rsid="0491cad2" officeooo:paragraph-rsid="0491cad2" style:font-weight-asian="bold" style:font-weight-complex="bold"/>
    </style:style>
    <style:style style:name="P96" style:family="paragraph" style:parent-style-name="List_20_Heading">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T1" style:family="text">
      <style:text-properties officeooo:rsid="029b2be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491cad2" style:font-weight-asian="bold" style:font-weight-complex="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weight="normal" officeooo:rsid="0029797e" style:font-weight-asian="normal" style:font-weight-complex="normal"/>
    </style:style>
    <style:style style:name="T8" style:family="text">
      <style:text-properties fo:font-weight="normal" officeooo:rsid="028705cc" style:font-weight-asian="normal" style:font-weight-complex="normal"/>
    </style:style>
    <style:style style:name="T9" style:family="text">
      <style:text-properties fo:font-weight="normal" officeooo:rsid="02912309" style:font-weight-asian="normal" style:font-weight-complex="normal"/>
    </style:style>
    <style:style style:name="T10" style:family="text">
      <style:text-properties fo:font-weight="normal" officeooo:rsid="0292c9f6" style:font-weight-asian="normal" style:font-weight-complex="normal"/>
    </style:style>
    <style:style style:name="T11" style:family="text">
      <style:text-properties fo:font-weight="normal" officeooo:rsid="0303788a" style:font-weight-asian="normal" style:font-weight-complex="normal"/>
    </style:style>
    <style:style style:name="T12" style:family="text">
      <style:text-properties officeooo:rsid="028705cc"/>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normal" style:font-weight-complex="normal"/>
    </style:style>
    <style:style style:name="T15" style:family="text">
      <style:text-properties fo:font-size="11.5pt" fo:font-weight="bold" style:font-size-asian="11.5pt" style:font-weight-asian="bold" style:font-size-complex="11.5pt" style:font-weight-complex="bold"/>
    </style:style>
    <style:style style:name="T16" style:family="text">
      <style:text-properties fo:font-size="11.5pt" fo:font-weight="bold" officeooo:rsid="04a2a3ec" style:font-size-asian="11.5pt" style:font-weight-asian="bold" style:font-size-complex="11.5pt" style:font-weight-complex="bold"/>
    </style:style>
    <style:style style:name="T17" style:family="text">
      <style:text-properties fo:font-size="11.5pt" fo:font-weight="bold" officeooo:rsid="0491cad2" style:font-size-asian="11.5pt" style:font-weight-asian="bold" style:font-size-complex="11.5pt" style:font-weight-complex="bold"/>
    </style:style>
    <style:style style:name="T18" style:family="text">
      <style:text-properties fo:font-size="11.5pt" fo:font-weight="bold" officeooo:rsid="04a3e346" style:font-size-asian="11.5pt" style:font-weight-asian="bold" style:font-size-complex="11.5pt" style:font-weight-complex="bold"/>
    </style:style>
    <style:style style:name="T19" style:family="text">
      <style:text-properties fo:font-size="12pt" style:font-size-asian="12pt" style:font-size-complex="12pt"/>
    </style:style>
    <style:style style:name="T20" style:family="text">
      <style:text-properties officeooo:rsid="04872a59"/>
    </style:style>
    <style:style style:name="T21" style:family="text">
      <style:text-properties officeooo:rsid="048a456a"/>
    </style:style>
    <style:style style:name="T22" style:family="text">
      <style:text-properties officeooo:rsid="048d5196"/>
    </style:style>
    <style:style style:name="T23" style:family="text">
      <style:text-properties officeooo:rsid="0490c84a"/>
    </style:style>
    <style:style style:name="T24" style:family="text">
      <style:text-properties fo:font-size="13pt" fo:font-style="normal" fo:font-weight="bold" style:font-size-asian="13pt" style:font-style-asian="normal" style:font-weight-asian="bold" style:font-size-complex="13pt" style:font-style-complex="normal" style:font-weight-complex="bold"/>
    </style:style>
    <style:style style:name="T25" style:family="text">
      <style:text-properties officeooo:rsid="0491cad2"/>
    </style:style>
    <style:style style:name="T26" style:family="text">
      <style:text-properties officeooo:rsid="049388b6"/>
    </style:style>
    <style:style style:name="T27" style:family="text">
      <style:text-properties officeooo:rsid="04954cb4"/>
    </style:style>
    <style:style style:name="T28" style:family="text">
      <style:text-properties officeooo:rsid="049733f4"/>
    </style:style>
    <style:style style:name="T29" style:family="text">
      <style:text-properties officeooo:rsid="04978a97"/>
    </style:style>
    <style:style style:name="T30" style:family="text">
      <style:text-properties officeooo:rsid="0499cb2e"/>
    </style:style>
    <style:style style:name="T31" style:family="text">
      <style:text-properties fo:color="#ff0000" fo:font-weight="bold" style:font-weight-asian="bold" style:font-weight-complex="bold"/>
    </style:style>
    <style:style style:name="T32" style:family="text">
      <style:text-properties officeooo:rsid="049edca3"/>
    </style:style>
    <style:style style:name="T33" style:family="text">
      <style:text-properties officeooo:rsid="04a0bf0a"/>
    </style:style>
    <style:style style:name="T34" style:family="text">
      <style:text-properties officeooo:rsid="04a2a3ec"/>
    </style:style>
    <style:style style:name="T35" style:family="text">
      <style:text-properties officeooo:rsid="04a8296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bookmark-start text:name="__RefHeading___Toc2282_994864241"/><text:span text:style-name="T20">Assignment </text:span>Report<text:bookmark-end text:name="__RefHeading___Toc2282_994864241"/></text:p>
      <text:p text:style-name="P94"/>
      <text:p text:style-name="P93">EE0052</text:p>
      <text:p text:style-name="P7"><text:bookmark-start text:name="__RefHeading___Toc2284_994864241"/><text:span text:style-name="T12">Name: </text:span><text:span text:style-name="T6">Thomas Flyn</text:span><text:bookmark text:name="__DdeLink__665_417058054"/><text:span text:style-name="T6">n</text:span><text:bookmark-end text:name="__RefHeading___Toc2284_994864241"/></text:p>
      <text:p text:style-name="P7"><text:bookmark-start text:name="__RefHeading___Toc2286_994864241"/><text:span text:style-name="T12">ID: </text:span><text:span text:style-name="T6">1611774</text:span><text:span text:style-name="T7">3</text:span><text:bookmark-end text:name="__RefHeading___Toc2286_994864241"/></text:p>
      <text:p text:style-name="P7"><text:bookmark-start text:name="__RefHeading___Toc2288_994864241"/><text:span text:style-name="T12">Supervisor: </text:span><text:span text:style-name="T9">Dr. </text:span><text:span text:style-name="T6">Sean McGrath</text:span><text:bookmark-end text:name="__RefHeading___Toc2288_994864241"/></text:p>
      <text:p text:style-name="P8"><text:bookmark-start text:name="__RefHeading___Toc2290_994864241"/><text:span text:style-name="T12">Course: </text:span><text:span text:style-name="T10">I</text:span><text:span text:style-name="T6">nformation &amp; Network Security </text:span><text:span text:style-name="T8">MEng</text:span><text:bookmark-end text:name="__RefHeading___Toc2290_994864241"/></text:p>
      <text:p text:style-name="P7"><text:bookmark-start text:name="__RefHeading___Toc2292_994864241"/><text:span text:style-name="T12">Year: </text:span><text:span text:style-name="T6">201</text:span><text:span text:style-name="T11">7</text:span><text:bookmark-end text:name="__RefHeading___Toc2292_994864241"/></text:p>
      <text:p text:style-name="P7"><text:bookmark-start text:name="__RefHeading___Toc2294_994864241"/><text:span text:style-name="T12">Department: </text:span><text:span text:style-name="T6">Electronic &amp; Computer Engineering </text:span><text:bookmark-end text:name="__RefHeading___Toc2294_994864241"/></text:p>
      <text:p text:style-name="P3"/>
      <text:p text:style-name="P4"/>
      <text:h text:style-name="P9" text:outline-level="1"/>
      <text:p text:style-name="P5"/>
      <text:p text:style-name="P5"/>
      <text:p text:style-name="P5"/>
      <text:p text:style-name="P5"/>
      <text:p text:style-name="P5"/>
      <text:p text:style-name="P5"/>
      <text:h text:style-name="P61" text:outline-level="1"><text:soft-page-break/><text:span text:style-name="T20">1 OWASP Vulnerabilities</text:span></text:h>
      <text:h text:style-name="P52" text:outline-level="2">1.1 A1: Injection</text:h>
      <text:h text:style-name="P67" text:outline-level="3"><text:s text:c="2"/>1.1.1 About Injection</text:h>
      <text:p text:style-name="Standard">Injection flaws occur when an application sends untrusted data to an interpreter. Injection flaws are very prevalent, particularly in legacy code. They are often found in SQL, LDAP, Xpath, or NoSQL queries; OS commands; XML parsers, SMTP Headers, program arguments, etc. Injection flaws are easy to discover when examining code, but frequently hard to discover via testing. Scanners and fuzzers can help attackers find injection flaws. </text:p>
      <text:p text:style-name="P36">The best way to find out if an application is vulnerable to injection is to verify that all use of interpreters clearly separates untrusted data from the command or query. For SQL calls, this means using bind variables in all prepared statements and stored procedures, and avoiding dynamic queries.<text:span text:style-name="T15">[</text:span><text:span text:style-name="T16">1</text:span><text:span text:style-name="T15">]</text:span></text:p>
      <text:h text:style-name="Heading_20_3" text:outline-level="3"><text:s text:c="2"/><text:span text:style-name="T26">1.1.2 Unsafe Example</text:span></text:h>
      <text:p text:style-name="P46">The following (Java) example is UNSAFE, and would allow an attacker to inject code into the query that would be executed by the database. The unvalidated “customerName” parameter that is simply appended to the query allows an attacker to inject any SQL code they want. Unfortunately, this method for accessing databases is all too common.<text:span text:style-name="T17">[</text:span><text:span text:style-name="T16">1</text:span><text:span text:style-name="T17">]</text:span></text:p>
      <text:p text:style-name="Text_20_body"/>
      <text:p text:style-name="Text_20_body"/>
      <text:p text:style-name="P87"><text:tab/><text:span text:style-name="T3">String query = "SELECT account_balance FROM user_data WHERE user_name = "</text:span></text:p>
      <text:p text:style-name="P88"><text:s text:c="3"/><text:tab/><text:tab/>+ request.getParameter("customerName");</text:p>
      <text:p text:style-name="P85"><text:s/><text:tab/>try </text:p>
      <text:p text:style-name="P85"><text:tab/>{</text:p>
      <text:p text:style-name="P82"><text:s text:c="8"/><text:tab/><text:tab/>Statement statement = connection.createStatement( … );</text:p>
      <text:p text:style-name="P82"><text:s text:c="8"/><text:tab/><text:tab/>ResultSet results = statement.executeQuery( query );</text:p>
      <text:p text:style-name="P82"><text:tab/> }</text:p>
      <text:p text:style-name="P82"/>
      <text:p text:style-name="P82"/>
      <text:p text:style-name="P82"/>
      <text:h text:style-name="P68" text:outline-level="3"><text:soft-page-break/><text:span text:style-name="T27">1.1.3 Primary Defenses</text:span></text:h>
      <text:p text:style-name="P19"><text:bookmark text:name="Defense_Option_1:_Prepared_Statements_.28with_Parameterized_Queries.29"/>Defense Option 1: Prepared Statements (with Parameterized Queries)</text:p>
      <text:p text:style-name="P28">The use of prepared statements with variable binding (aka parameterized queries) is how all developers should first be taught how to write database queries. They are simple to write, and easier to understand than dynamic queries. Parameterized queries force the developer to first define all the SQL code, and then pass in each parameter to the query later. This coding style allows the database to distinguish between code and data, regardless of what user input is supplied.<text:span text:style-name="T17">[</text:span><text:span text:style-name="T16">1</text:span><text:span text:style-name="T17">]</text:span></text:p>
      <text:p text:style-name="P96"><text:s/>Safe Java Prepared Statement Example </text:p>
      <text:p text:style-name="P46">The following code example uses a PreparedStatement, Java's implementation of a parameterized query, to execute the same database query.<text:span text:style-name="T17">[</text:span><text:span text:style-name="T16">1</text:span><text:span text:style-name="T17">]</text:span></text:p>
      <text:p text:style-name="Standard"/>
      <text:p text:style-name="P90"><text:span text:style-name="T25"><text:tab/></text:span><text:span text:style-name="T4">String custname = request.getParameter("customerName"); </text:span></text:p>
      <text:p text:style-name="P82"><text:s/><text:tab/>String query = "SELECT account_balance FROM user_data WHERE user_name = ? ";</text:p>
      <text:p text:style-name="P82"><text:s/><text:tab/>PreparedStatement pstmt = connection.prepareStatement( query );</text:p>
      <text:p text:style-name="P82"><text:s/><text:tab/>pstmt.setString( 1, custname); </text:p>
      <text:p text:style-name="P82"><text:s/><text:tab/>ResultSet results = pstmt.executeQuery( );</text:p>
      <text:p text:style-name="P22"/>
      <text:p text:style-name="P22"/>
      <text:p text:style-name="P22"/>
      <text:p text:style-name="P22"/>
      <text:p text:style-name="P22"/>
      <text:p text:style-name="P22"/>
      <text:p text:style-name="P22"/>
      <text:p text:style-name="P22"/>
      <text:p text:style-name="P22"/>
      <text:p text:style-name="P19"><text:bookmark text:name="Defense_Option_2:_Stored_Procedures"/><text:soft-page-break/>Defense Option 2: Stored Procedures</text:p>
      <text:p text:style-name="P23">Stored procedures are not always safe from SQL injection. However, certain standard stored procedure programming constructs have the same effect as the use of parameterized queries when implemented safely* which is the norm for most stored procedure languages. They require the developer to just build SQL statements with parameters which are automatically parameterized unless the developer does something largely out of the norm. The difference between prepared statements and stored procedures is that the SQL code for a stored procedure is defined and stored in the database itself, and then called from the application. Both of these techniques have the same effectiveness in preventing SQL injection so your organization should choose which approach makes the most sense for you.<text:span text:style-name="T15">[</text:span><text:span text:style-name="T16">1</text:span><text:span text:style-name="T15">]</text:span></text:p>
      <text:p text:style-name="P95">Safe Java Stored Procedure Example</text:p>
      <text:p text:style-name="P46">The following code example uses a CallableStatement, Java's implementation of the stored procedure interface, to execute the same database query. The "sp_getAccountBalance" stored procedure would have to be predefined in the database and implement the same functionality as the query defined above.<text:span text:style-name="T17">[</text:span><text:span text:style-name="T16">1</text:span><text:span text:style-name="T17">]</text:span></text:p>
      <text:p text:style-name="P37"><text:s/></text:p>
      <text:p text:style-name="P89"><text:s/><text:tab/><text:span text:style-name="T3">String custname = request.getParameter("customerName"); </text:span></text:p>
      <text:p text:style-name="P86"><text:s/><text:tab/>try </text:p>
      <text:p text:style-name="P86"><text:tab/>{</text:p>
      <text:p text:style-name="P82"><text:s text:c="8"/><text:tab/><text:tab/>CallableStatement cs = connection.prepareCall("{call sp_getAccountBalance(?)}");</text:p>
      <text:p text:style-name="P82"><text:s text:c="8"/><text:tab/><text:tab/>cs.setString(1, custname);</text:p>
      <text:p text:style-name="P82"><text:s text:c="8"/><text:tab/><text:tab/>ResultSet results = cs.executeQuery(); <text:s text:c="9"/></text:p>
      <text:p text:style-name="P82"><text:s text:c="8"/><text:tab/><text:tab/>// … result set handling </text:p>
      <text:p text:style-name="P86"><text:s/><text:tab/>} catch (SQLException se) </text:p>
      <text:p text:style-name="P86"><text:tab/>{ <text:s text:c="19"/></text:p>
      <text:p text:style-name="P82"><text:s text:c="8"/><text:tab/><text:tab/>// … logging and error handling</text:p>
      <text:p text:style-name="P82"><text:s/><text:tab/>}</text:p>
      <text:p text:style-name="P22"/>
      <text:h text:style-name="P57" text:outline-level="2">1.<text:span text:style-name="T25">2</text:span> A<text:span text:style-name="T25">3</text:span>: Cross Site Scripting <text:span text:style-name="T21">(XSS)</text:span></text:h>
      <text:h text:style-name="Heading_20_3" text:outline-level="3"><text:s text:c="2"/>1.<text:span text:style-name="T25">2</text:span>.1 About <text:span text:style-name="T21">XSS</text:span></text:h>
      <text:p text:style-name="P34">Cross-Site Scripting (XSS) attacks are a type of injection, in which malicious scripts are injected into otherwise benign and trusted web sites. XSS attacks occur when an attacker uses a web application to send malicious code, generally in the form of a browser side script, to a different end user. Flaws that allow these attacks to succeed are quite widespread and occur anywhere a web application uses input from a user within the output it generates without validating or encoding it. </text:p>
      <text:p text:style-name="P46">An attacker can use XSS to send a malicious script to an unsuspecting user. The end user’s browser has no way to know that the script should not be trusted, and will execute the script. Because it thinks the script came from a trusted source, the malicious script can access any cookies, session tokens, or other sensitive information retained by the browser and used with that site. These scripts can even rewrite the content of the HTML page.<text:span text:style-name="T17">[</text:span><text:span text:style-name="T16">2</text:span><text:span text:style-name="T17">]</text:span></text:p>
      <text:h text:style-name="P65" text:outline-level="3"><text:s/>1.<text:span text:style-name="T25">2</text:span>.2 <text:span text:style-name="T23">XSS </text:span>Prevention Rules</text:h>
      <text:p text:style-name="P18"><text:bookmark text:name="RULE_.230_-_Never_Insert_Untrusted_Data_Except_in_Allowed_Locations"/>RULE #0 - Never Insert Untrusted Data Except in Allowed Locations</text:p>
      <text:p text:style-name="P17">The first rule is to <text:span text:style-name="T2">deny all</text:span> - don't put untrusted data into your HTML document unless it is within one of the slots defined in Rule #1 through Rule #5. The reason for Rule #0 is that there are so many strange contexts within HTML that the list of escaping rules gets very complicated. We can't think of any good reason to put untrusted data in these contexts. This includes "nested contexts" like a URL inside a javascript -- the encoding rules for those locations are tricky and dangerous. If you insist on putting untrusted data into nested contexts, please do a lot of cross-browser testing and let us know what you find out. </text:p>
      <text:p text:style-name="P28"><text:s text:c="4"/>Most importantly, never accept actual JavaScript code from an untrusted source and then run it. For example, a parameter named "callback" that contains a JavaScript code snippet. No amount of escaping can fix that.<text:span text:style-name="T17">[</text:span><text:span text:style-name="T16">2</text:span><text:span text:style-name="T17">]</text:span></text:p>
      <text:p text:style-name="P76"><text:tab/>&lt;script&gt;<text:span text:style-name="T2">...NEVER PUT UNTRUSTED DATA HERE...</text:span>&lt;/script&gt; <text:s text:c="2"/>directly in a script</text:p>
      <text:p text:style-name="Preformatted_20_Text"><text:s/><text:tab/>&lt;!--<text:span text:style-name="T2">...NEVER PUT UNTRUSTED DATA HERE...</text:span>--&gt; <text:s text:c="12"/>inside an HTML comment</text:p>
      <text:p text:style-name="Preformatted_20_Text"><text:s/><text:tab/>&lt;div <text:span text:style-name="T2">...NEVER PUT UNTRUSTED DATA HERE...</text:span>=test /&gt; <text:s text:c="6"/>in an attribute name</text:p>
      <text:p text:style-name="Preformatted_20_Text"><text:s/><text:tab/>&lt;<text:span text:style-name="T2">NEVER PUT UNTRUSTED DATA HERE...</text:span> href="/test" /&gt; <text:s text:c="2"/>in a tag name</text:p>
      <text:p text:style-name="Preformatted_20_Text"><text:s/><text:tab/>&lt;style&gt;<text:span text:style-name="T2">...NEVER PUT UNTRUSTED DATA HERE...</text:span>&lt;/style&gt; <text:s text:c="2"/>directly in CSS</text:p>
      <text:p text:style-name="P17"/>
      <text:p text:style-name="P18"><text:bookmark text:name="RULE_.231_-_HTML_Escape_Before_Inserting_Untrusted_Data_into_HTML_Element_Content"/><text:soft-page-break/>RULE #1 - HTML Escape Before Inserting Untrusted Data into HTML Element Content</text:p>
      <text:p text:style-name="P17">Rule #1 is for when you want to put untrusted data directly into the HTML body somewhere. This includes inside normal tags like div, p, b, td, etc. Most web frameworks have a method for HTML escaping for the characters detailed below. However, this is <text:span text:style-name="T2">absolutely not sufficient for other HTML contexts.</text:span> You need to implement the other rules detailed here as well.</text:p>
      <text:p text:style-name="P76"><text:s/><text:tab/>&lt;body&gt;<text:span text:style-name="T2">...ESCAPE UNTRUSTED DATA BEFORE PUTTING HERE...</text:span>&lt;/body&gt;</text:p>
      <text:p text:style-name="Preformatted_20_Text"><text:tab/> &lt;div&gt;<text:span text:style-name="T2">...ESCAPE UNTRUSTED DATA BEFORE PUTTING HERE...</text:span>&lt;/div&gt;</text:p>
      <text:p text:style-name="P28">Escape the following characters with HTML entity encoding to prevent switching into any execution context, such as script, style, or event handlers. Using hex entities is recommended in the spec. In addition to the 5 characters significant in XML (&amp;, &lt;, &gt;, ", '), the forward slash is included as it helps to end an HTML entity.<text:span text:style-name="T17">[</text:span><text:span text:style-name="T16">2</text:span><text:span text:style-name="T17">]</text:span> </text:p>
      <text:p text:style-name="P76"><text:s/><text:tab/>&amp; --&gt; &amp;amp;</text:p>
      <text:p text:style-name="Preformatted_20_Text"><text:s/><text:tab/>&lt; --&gt; &amp;lt;</text:p>
      <text:p text:style-name="Preformatted_20_Text"><text:tab/> &gt; --&gt; &amp;gt;</text:p>
      <text:p text:style-name="Preformatted_20_Text"><text:s/><text:tab/>" --&gt; &amp;quot;</text:p>
      <text:p text:style-name="P77"><text:tab/> ' --&gt; &amp;#x27; <text:s text:c="3"/></text:p>
      <text:p text:style-name="Preformatted_20_Text"><text:tab/> / --&gt; &amp;#x2F; <text:s text:c="4"/>forward slash is included as it helps end an HTML entity</text:p>
      <text:p text:style-name="P19"/>
      <text:p text:style-name="P32"><text:bookmark text:name="RULE_.232_-_Attribute_Escape_Before_Inserting_Untrusted_Data_into_HTML_Common_Attributes"/>RULE #2 - Attribute Escape Before Inserting Untrusted Data into HTML Common Attributes</text:p>
      <text:p text:style-name="P91">Rule #2 is for putting untrusted data into typical attribute values like width, name, value, etc. This should not be used for complex attributes like href, src, style, or any of the event handlers like onmouseover. It is extremely important that event handler attributes should follow Rule #3 for HTML JavaScript Data Values.<text:span text:style-name="T17">[</text:span><text:span text:style-name="T16">2</text:span><text:span text:style-name="T17">]</text:span> </text:p>
      <text:p text:style-name="P79">&lt;div attr=<text:span text:style-name="T2">...ESCAPE UNTRUSTED DATA BEFORE PUTTING HERE...</text:span>&gt;content&lt;/div&gt; <text:s text:c="4"/>inside UNquoted attribute</text:p>
      <text:p text:style-name="P78"><text:s/>&lt;div attr='<text:span text:style-name="T2">...ESCAPE UNTRUSTED DATA BEFORE PUTTING HERE...'</text:span>&gt;content&lt;/div&gt; <text:s text:c="2"/>inside single quoted attribute</text:p>
      <text:p text:style-name="P78"><text:s/>&lt;div attr="<text:span text:style-name="T2">...ESCAPE UNTRUSTED DATA BEFORE PUTTING HERE...</text:span>"&gt;content&lt;/div&gt; <text:s text:c="2"/>inside double quoted attribute</text:p>
      <text:p text:style-name="P19"><text:bookmark text:name="RULE_.233_-_JavaScript_Escape_Before_Inserting_Untrusted_Data_into_JavaScript_Data_Values"/>RULE #3 - JavaScript Escape Before Inserting Untrusted Data into JavaScript Data Values</text:p>
      <text:p text:style-name="P21">Rule #3 concerns dynamically generated JavaScript code - both script blocks and event-handler attributes. The only safe place to put untrusted data into this code is inside a quoted "data value." Including untrusted data inside any other JavaScript context is quite dangerous, as it is extremely easy to switch into an execution context with characters including (but not limited to) semi-colon, equals, space, plus, and many more, so use with caution.<text:span text:style-name="T17">[</text:span><text:span text:style-name="T16">2</text:span><text:span text:style-name="T17">]</text:span> </text:p>
      <text:p text:style-name="P80"><text:span text:style-name="T13"><text:s/>&lt;script&gt;alert('</text:span><text:span text:style-name="T14">...ESCAPE UNTRUSTED DATA BEFORE PUTTING HERE...'</text:span><text:span text:style-name="T13">)&lt;/script&gt; <text:s text:c="4"/></text:span></text:p>
      <text:p text:style-name="P80"><text:span text:style-name="T13">inside a quoted string</text:span></text:p>
      <text:p text:style-name="P80"><text:s/>&lt;script&gt;x='<text:span text:style-name="T2">...ESCAPE UNTRUSTED DATA BEFORE PUTTING HERE...'</text:span>&lt;/script&gt; <text:s text:c="8"/></text:p>
      <text:p text:style-name="P80"><text:s/>one side of a quoted expression</text:p>
      <text:p text:style-name="Preformatted_20_Text"><text:s/>&lt;div onmouseover="x='<text:span text:style-name="T2">...ESCAPE UNTRUSTED DATA BEFORE PUTTING HERE...'</text:span>"&lt;/div&gt; <text:s/>inside quoted event handler</text:p>
      <text:p text:style-name="P20"/>
      <text:h text:style-name="P74" text:outline-level="3"><text:span text:style-name="T22">1.2.3 XSS Prevention techniques</text:span></text:h>
      <text:p text:style-name="P33"><text:bookmark text:name="Validators"/>Validators</text:p>
      <text:p text:style-name="P49">Validation is your chance to verify that the input is as expected. This means that the input should be validated both from a domain view and from a security view. If input represents a string that in your domain should be from 10 to 254 characters long, the same string should be validated also to prevent SQL Injection and XSS attacks. Since many security checks are done using dictionary algorithms it's useful to have a validator that implements those checks and extends it to implement your domain validator. For example: <text:span text:style-name="T17">[</text:span><text:span text:style-name="T16">2</text:span><text:span text:style-name="T17">]</text:span></text:p>
      <text:p text:style-name="P48"/>
      <text:p text:style-name="P81"><text:tab/><text:span text:style-name="T3">public class TenToHundredsValidator extends SecureValidator() </text:span></text:p>
      <text:p text:style-name="P83"><text:tab/>{</text:p>
      <text:p text:style-name="P84"><text:s text:c="3"/><text:tab/><text:tab/>public void validate(…)</text:p>
      <text:p text:style-name="P84"><text:tab/><text:tab/>{ <text:s/></text:p>
      <text:p text:style-name="P82"><text:s text:c="6"/><text:tab/><text:tab/><text:tab/>super.validate(...); // Do security checks</text:p>
      <text:p text:style-name="P82"><text:s text:c="6"/><text:tab/><text:tab/><text:tab/>domainvalidate(....);</text:p>
      <text:p text:style-name="P84"><text:s text:c="3"/><text:tab/><text:tab/>}</text:p>
      <text:p text:style-name="P84"><text:tab/>} <text:s text:c="5"/></text:p>
      <text:h text:style-name="P66" text:outline-level="3"/>
      <text:p text:style-name="P16">Escape output text</text:p>
      <text:p text:style-name="P35"><text:tab/><text:span text:style-name="T24">&lt;h:outputText/&gt; and &lt;h:outputLabel/&gt; </text:span></text:p>
      <text:p text:style-name="P46">by default has the <text:span text:style-name="Emphasis">escape</text:span> attribute set to True. By using this tag to display outputs, you are able to mitigate majority of the XSS vulnerability.<text:span text:style-name="T17">[</text:span><text:span text:style-name="T16">2</text:span><text:span text:style-name="T17">]</text:span></text:p>
      <text:p text:style-name="P6"/>
      <text:p text:style-name="P6"/>
      <text:p text:style-name="P6"/>
      <text:p text:style-name="P6"/>
      <text:p text:style-name="P5"/>
      <text:h text:style-name="P60" text:outline-level="2"><text:soft-page-break/><text:span text:style-name="T28">1.3 A7: Missing Function Level Access Control</text:span></text:h>
      <text:h text:style-name="P69" text:outline-level="3"><text:s text:c="2"/>1.3.1 About Missing Function Level Access Control</text:h>
      <text:p text:style-name="P25">Web applications typically only show functionality that a user has the need for and rights to use in the UI on screen. For example, if someone works in a hospital, but doesn’t have the rights to view health records, then this functionality is not presented to them. But what if a link to see such records was known to them? Or what if the function to show the health records was in the web page code delivered to their browser, but just hidden in the UI. It’s possible that a user could spoof the URL to invoke the health records display function if they know how to do that, or they could view the HTML and JavaScript code of a page to see how to call the function. If they do this and they can get access to parts of the application that they shouldn’t then this is a case of Missing Function Level Access Controls.<text:span text:style-name="T17">[</text:span><text:span text:style-name="T18">3</text:span><text:span text:style-name="T17">]</text:span></text:p>
      <text:h text:style-name="P70" text:outline-level="3"/>
      <text:h text:style-name="P70" text:outline-level="3"><text:span text:style-name="T29">1.3.2 P</text:span><text:span text:style-name="Strong_20_Emphasis">rotect against Missing Function Level Access Control vulnerabilities</text:span></text:h>
      <text:list xml:id="list106805159750238424" text:style-name="L6">
        <text:list-item>
          <text:p text:style-name="P42"><text:span text:style-name="T19">It is highly recommended to always apply a deny-by-default rule. Disallow access to all functions in the app by default, then allow access only to those users and other parts of the application that need it.</text:span><text:span text:style-name="T17">[</text:span><text:span text:style-name="T18">3</text:span><text:span text:style-name="T17">]</text:span><text:span text:style-name="T19"> </text:span></text:p>
        </text:list-item>
      </text:list>
      <text:list xml:id="list7528261916871089891" text:style-name="L2">
        <text:list-item>
          <text:p text:style-name="P38">Even when access to functions within a web application are allowed, each request needs to be verified at the time of the access. Check that the requests are from valid authorised users.<text:span text:style-name="T17">[</text:span><text:span text:style-name="T18">3</text:span><text:span text:style-name="T17">]</text:span> </text:p>
        </text:list-item>
      </text:list>
      <text:list xml:id="list3526747780631678653" text:style-name="L3">
        <text:list-item>
          <text:p text:style-name="P39">Use access control lists and role based authentication to enforce the above. Use the principle of least privilege. To emphasise – give access to functions only if required. Don’t try and give general access and then remove access rights from users who shouldn’t have it.<text:span text:style-name="T17">[</text:span><text:span text:style-name="T18">3</text:span><text:span text:style-name="T17">]</text:span> </text:p>
        </text:list-item>
      </text:list>
      <text:list xml:id="list2290868391656405354" text:style-name="L4">
        <text:list-item>
          <text:p text:style-name="P40">Don’t try to rely on security by obscurity by just hiding buttons and links to functionality within the UI. Someone will stumble upon a way to access the hidden functions. Plus, people who are determined to attack your web application will ignore the UI and send requests directly in order to try and get responses from the backend application and database engines.<text:span text:style-name="T17">[</text:span><text:span text:style-name="T18">3</text:span><text:span text:style-name="T17">]</text:span> </text:p>
        </text:list-item>
      </text:list>
      <text:list xml:id="list1814604465001110542" text:style-name="L5">
        <text:list-item>
          <text:p text:style-name="P41">Check every URL, button, and other way to access functions in your web application using an account with low privileges. See if these accounts can get access to functions they shouldn’t. There are tools that can help with this task. They compare scans of your web applications when authenticated as an Admin user, with scans when authenticated as standard users. They then highlight parts of the application that are available to standard users when they shouldn’t be.<text:span text:style-name="T17">[</text:span><text:span text:style-name="T18">3</text:span><text:span text:style-name="T17">]</text:span> </text:p>
        </text:list-item>
        <text:list-item>
          <text:p text:style-name="P26">Assume attackers <text:span text:style-name="T2">will</text:span> learn where "hidden" directories and "random" filenames are, so do not store these files in the web root, even if they are not directly linked.<text:span text:style-name="T17">[</text:span><text:span text:style-name="T18">3</text:span><text:span text:style-name="T17">]</text:span></text:p>
        </text:list-item>
      </text:list>
      <text:p text:style-name="P5"/>
      <text:h text:style-name="P59" text:outline-level="2"><text:soft-page-break/><text:span text:style-name="T30">1.4 A8: Cross Site Request Forgery (CSRF)</text:span></text:h>
      <text:h text:style-name="P71" text:outline-level="3"><text:s text:c="2"/>1.4.1 About <text:span text:style-name="T30">CSRF</text:span></text:h>
      <text:p text:style-name="P43">Cross-Site Request Forgery (CSRF) is a type of attack that occurs when a malicious web site, email, blog, instant message, or program causes a user’s web browser to perform an unwanted action on a trusted site for which the user is currently authenticated. The impact of a successful CSRF attack is limited to the capabilities exposed by the vulnerable application. For example, this attack could result in a transfer of funds, changing a password, or purchasing an item in the user's context. In effect, CSRF attacks are used by an attacker to make a target system perform a function via the target's browser without knowledge of the target user, at least until the unauthorized transaction has been committed. </text:p>
      <text:p text:style-name="P47">Impacts of successful CSRF exploits vary greatly based on the privileges of each victim. When targeting a normal user, a successful CSRF attack can compromise end-user data and their associated functions. If the targeted end user is an administrator account, a CSRF attack can compromise the entire web application. Sites that are more likely to be attacked by CSRF are community websites (social networking, email) or sites that have high dollar value accounts associated with them (banks, stock brokerages, bill pay services). Utilizing social engineering, an attacker can embed malicious HTML or JavaScript code into an email or website to request a specific 'task URL'. The task then executes with or without the user's knowledge, either directly or by utilizing a Cross-Site Scripting flaw (ex: Samy MySpace Worm).<text:span text:style-name="T17">[</text:span><text:span text:style-name="T18">4</text:span><text:span text:style-name="T17">]</text:span></text:p>
      <text:p text:style-name="P27"/>
      <text:h text:style-name="P72" text:outline-level="3"><text:s/>1.4.2 <text:span text:style-name="T34">CSRF </text:span>Example Attack Scenario</text:h>
      <text:p text:style-name="Standard">The application allows a user to submit a state changing request that does not include anything secret. For example:</text:p>
      <text:p text:style-name="Standard"><text:tab/><text:span text:style-name="T3">http://example.com/app/transferFunds?amount=1500&amp;destinationAccount=4673243243 </text:span></text:p>
      <text:p text:style-name="P24">So, the attacker constructs a request that will transfer money from the victim’s account to the attacker’s account, and then embeds this attack in an image request or iframe stored on various sites under the attacker’s control: </text:p>
      <text:p text:style-name="P5"><text:tab/><text:span text:style-name="T3">&lt;img src="</text:span><text:span text:style-name="T31">http://example.com/app/transferFunds?<text:tab/>amount=1500&amp;destinationAccount=attackersAcct#</text:span><text:span text:style-name="T3">" width="0" height="0" /&gt; </text:span></text:p>
      <text:p text:style-name="P25">If the victim visits any of the attacker’s sites while already authenticated to example.com, these forged requests will automatically include the user’s session info, authorizing the attacker’s request.<text:span text:style-name="T17">[</text:span><text:span text:style-name="T18">5</text:span><text:span text:style-name="T17">]</text:span> </text:p>
      <text:h text:style-name="P73" text:outline-level="3"/>
      <text:h text:style-name="P73" text:outline-level="3"/>
      <text:h text:style-name="P75" text:outline-level="3">1.4.3 <text:span text:style-name="T34">CSRF </text:span>Prevention</text:h>
      <text:p text:style-name="P19"><text:bookmark text:name="Identifying_Source_Origin"/>Identify Source Origin</text:p>
      <text:p text:style-name="Text_20_body">To identify the source origin, <text:span text:style-name="T32">it is</text:span> recommend<text:span text:style-name="T32">ed</text:span> <text:span text:style-name="T32">to </text:span>us<text:span text:style-name="T32">e</text:span> one of these two standard headers that almost all requests include one or both of: </text:p>
      <text:list xml:id="list9209624449838254020" text:style-name="L7">
        <text:list-item>
          <text:p text:style-name="P50">Origin Header </text:p>
        </text:list-item>
        <text:list-item>
          <text:p text:style-name="P44">Referer Header</text:p>
        </text:list-item>
      </text:list>
      <text:p text:style-name="P19"><text:bookmark text:name="Checking_the_Origin_Header"/>Checking the Origin Header</text:p>
      <text:p text:style-name="Text_20_body">If the Origin header is present, verify its value matches the target origin. The Origin HTTP Header standard was introduced as a method of defending against CSRF and other Cross-Domain attacks. Unlike the Referer, the Origin header will be present in HTTP requests that originate from an HTTPS URL. If the Origin header is present, then it should be checked to make sure it matches the target origin. </text:p>
      <text:p text:style-name="P47">This defense technique is specifically proposed in section 5.0 of Robust Defenses for Cross-Site Request Forgery. This paper proposes the creation of the Origin header and its use as a CSRF defense mechanism.<text:span text:style-name="T17">[</text:span><text:span text:style-name="T18">5</text:span><text:span text:style-name="T17">]</text:span><text:span text:style-name="T19"> </text:span><text:s/></text:p>
      <text:p text:style-name="Text_20_body"/>
      <text:p text:style-name="P19"><text:bookmark text:name="Identifying_the_Target_Origin"/>Identifying the Target Origin</text:p>
      <text:p text:style-name="Text_20_body"><text:span text:style-name="T33">I</text:span>f you are behind a proxy, there are a number of options to consider: </text:p>
      <text:list xml:id="list115771252477240194" text:style-name="L9">
        <text:list-item>
          <text:p text:style-name="P51">Configure your application to simply know its target origin </text:p>
        </text:list-item>
        <text:list-item>
          <text:p text:style-name="P51">Use the Host header value </text:p>
        </text:list-item>
        <text:list-item>
          <text:p text:style-name="P45">Use the X-Forwarded-Host header value</text:p>
        </text:list-item>
      </text:list>
      <text:p text:style-name="P47">Its your application, so clearly you can figure out its target origin and set that value in some server configuration entry. This would be the most secure approach as its defined server side so is a trusted value. However, this can be problematic to maintain if your application is deployed in many different places, e.g., dev, test, QA, production, and possibly multiple production instances. Setting the correct value for each of these situations can be difficult, but if you can do it, that's great.<text:span text:style-name="T17">[</text:span><text:span text:style-name="T18">5</text:span><text:span text:style-name="T17">]</text:span><text:span text:style-name="T19"> </text:span></text:p>
      <text:p text:style-name="Text_20_body"/>
      <text:p text:style-name="P19"><text:bookmark text:name="Verifying_the_Two_Origins_Match"/>Verifying the Two Origins Match</text:p>
      <text:p text:style-name="P47">Once you've identified the source origin (from either the Origin or Referer header), and you've determined the target origin, however you choose to do so, then you can simply compare the two values and if they don't match you know you have a cross-origin request.<text:span text:style-name="T17">[</text:span><text:span text:style-name="T18">5</text:span><text:span text:style-name="T17">]</text:span><text:span text:style-name="T19"> </text:span></text:p>
      <text:p text:style-name="P47"><text:span text:style-name="T19"/></text:p>
      <text:p text:style-name="P47"><text:span text:style-name="T19"/></text:p>
      <text:h text:style-name="P53" text:outline-level="2"><text:soft-page-break/>2 Applied Prevention Techniques</text:h>
      <text:h text:style-name="P54" text:outline-level="2">2.1 </text:h>
      <text:p text:style-name="P29"/>
      <text:p text:style-name="P29"/>
      <text:h text:style-name="P58" text:outline-level="2">2.2 </text:h>
      <text:p text:style-name="P29"/>
      <text:p text:style-name="P29"/>
      <text:h text:style-name="P54" text:outline-level="2">2.3</text:h>
      <text:p text:style-name="P29"/>
      <text:h text:style-name="P54" text:outline-level="2">2.4</text:h>
      <text:p text:style-name="P29"/>
      <text:p text:style-name="P29"/>
      <text:p text:style-name="P29"/>
      <text:h text:style-name="P62" text:outline-level="1">3 Testing</text:h>
      <text:h text:style-name="P55" text:outline-level="2">3.1</text:h>
      <text:h text:style-name="P55" text:outline-level="2">3.2</text:h>
      <text:h text:style-name="P55" text:outline-level="2">3.3</text:h>
      <text:h text:style-name="P55" text:outline-level="2">3.4</text:h>
      <text:p text:style-name="P30"/>
      <text:p text:style-name="P30"/>
      <text:h text:style-name="P63" text:outline-level="1">4 Deployment</text:h>
      <text:h text:style-name="P56" text:outline-level="2">4.1 About</text:h>
      <text:p text:style-name="P31"/>
      <text:p text:style-name="P31"/>
      <text:p text:style-name="P31"/>
      <text:h text:style-name="P64" text:outline-level="1"><text:span text:style-name="T35">5 Bibliography</text:span></text:h>
      <text:p text:style-name="P5"><text:bookmark text:name="js-reference-string-3"/>[<text:span text:style-name="T34">1</text:span>]"Top 10 2013-A1-Injection - OWASP", <text:span text:style-name="T5">Owasp.org</text:span>, 2017. [Online]. Available: <text:a xlink:type="simple" xlink:href="https://www.owasp.org/index.php/Top_10_2013-A1-Injection" text:style-name="Internet_20_link" text:visited-style-name="Visited_20_Internet_20_Link">https://www.owasp.org/index.php/Top_10_2013-A1-Injection</text:a>. [Accessed: 25- Mar- 2017].</text:p>
      <text:p text:style-name="P5"><text:bookmark text:name="js-reference-string-4"/>[<text:span text:style-name="T34">2</text:span>]"Top 10 2013-A7-Missing Function Level Access Control - OWASP", <text:span text:style-name="T5">Owasp.org</text:span>, 2017. [Online]. Available: <text:a xlink:type="simple" xlink:href="https://www.owasp.org/index.php/Top_10_2013-A7-Missing_Function_Level_Access_Control" text:style-name="Internet_20_link" text:visited-style-name="Visited_20_Internet_20_Link">https://www.owasp.org/index.php/Top_10_2013-A7-Missing_Function_Level_Access_Control</text:a>. [Accessed: 25- Mar- 2017].</text:p>
      <text:p text:style-name="P5"><text:bookmark text:name="js-reference-string-2"/>[<text:span text:style-name="T34">3</text:span>]"OWASP Top Ten Series: Missing Function Level Access Control - Load Balancers", <text:span text:style-name="T5">Load Balancers</text:span>, 2017. [Online]. Available: <text:a xlink:type="simple" xlink:href="https://kemptechnologies.com/blog/owasp-top-ten-series-missing-function-level-access-control/" text:style-name="Internet_20_link" text:visited-style-name="Visited_20_Internet_20_Link">https://kemptechnologies.com/blog/owasp-top-ten-series-missing-function-level-access-control/</text:a>. [Accessed: 25- Mar- 2017].</text:p>
      <text:p text:style-name="P5"><text:bookmark text:name="js-reference-string-5"/>[<text:span text:style-name="T34">4</text:span>]"Top 10 2013-A8-Cross-Site Request Forgery (CSRF) - OWASP", <text:span text:style-name="T5">Owasp.org</text:span>, 2017. [Online]. Available: <text:a xlink:type="simple" xlink:href="https://www.owasp.org/index.php/Top_10_2013-A8-Cross-Site_Request_Forgery_(CSRF)" text:style-name="Internet_20_link" text:visited-style-name="Visited_20_Internet_20_Link">https://www.owasp.org/index.php/Top_10_2013-A8-Cross-Site_Request_Forgery_(CSRF)</text:a>. [Accessed: 25- Mar- 2017].</text:p>
      <text:p text:style-name="P5"><text:bookmark text:name="js-reference-string-0"/>[<text:span text:style-name="T34">5</text:span>]"Cross-Site Request Forgery (CSRF) Prevention Cheat Sheet - OWASP", <text:span text:style-name="T5">Owasp.org</text:span>, 2017. [Online]. Available: <text:a xlink:type="simple" xlink:href="https://www.owasp.org/index.php/Cross-Site_Request_Forgery_(CSRF)_Prevention_Cheat_Sheet" text:style-name="Internet_20_link" text:visited-style-name="Visited_20_Internet_20_Link">https://www.owasp.org/index.php/Cross-Site_Request_Forgery_(CSRF)_Prevention_Cheat_Sheet</text:a>. [Accessed: 25- Mar- 2017].</text:p>
      <text:p text:style-name="P5"/>
      <text:p text:style-name="P5"/>
      <text:p text:style-name="P5"/>
      <text:p text:style-name="P5"/>
      <text:p text:style-name="P11"><text:a xlink:type="simple" xlink:href="https://www.owasp.org/index.php/Cross-site_Scripting_(XSS" text:style-name="Internet_20_link" text:visited-style-name="Visited_20_Internet_20_Link">https://www.owasp.org/index.php/Cross-site_Scripting_(XSS</text:a>)</text:p>
      <text:p text:style-name="P12"><text:a xlink:type="simple" xlink:href="https://www.owasp.org/index.php/Top_10_2013-A1-Injection" text:style-name="Internet_20_link" text:visited-style-name="Visited_20_Internet_20_Link">https://www.owasp.org/index.php/Top_10_2013-A1-Injection</text:a></text:p>
      <text:p text:style-name="P13"><text:a xlink:type="simple" xlink:href="https://www.owasp.org/index.php/Top_10_2013-A7-Missing_Function_Level_Access_Control" text:style-name="Internet_20_link" text:visited-style-name="Visited_20_Internet_20_Link">https://www.owasp.org/index.php/Top_10_2013-A7-Missing_Function_Level_Access_Control</text:a></text:p>
      <text:p text:style-name="P13"><text:a xlink:type="simple" xlink:href="https://kemptechnologies.com/blog/owasp-top-ten-series-missing-function-level-access-control/" text:style-name="Internet_20_link" text:visited-style-name="Visited_20_Internet_20_Link">https://kemptechnologies.com/blog/owasp-top-ten-series-missing-function-level-access-control/</text:a></text:p>
      <text:p text:style-name="P14"><text:a xlink:type="simple" xlink:href="https://www.owasp.org/index.php/Top_10_2013-A8-Cross-Site_Request_Forgery_(CSRF" text:style-name="Internet_20_link" text:visited-style-name="Visited_20_Internet_20_Link">https://www.owasp.org/index.php/Top_10_2013-A8-Cross-Site_Request_Forgery_(CSRF</text:a>)</text:p>
      <text:p text:style-name="P15">https://www.owasp.org/index.php/Cross-Site_Request_Forgery_(CSRF)_Prevention_Cheat_Sh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1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3-25T11:24:43.893565567</dc:date>
    <meta:editing-cycles>1135</meta:editing-cycles>
    <meta:editing-duration>P4DT17H11M1S</meta:editing-duration>
    <meta:generator>LibreOffice/5.1.6.2$Linux_X86_64 LibreOffice_project/10m0$Build-2</meta:generator>
    <meta:document-statistic meta:table-count="0" meta:image-count="0" meta:object-count="0" meta:page-count="16" meta:paragraph-count="160" meta:word-count="2760" meta:character-count="18690" meta:non-whitespace-character-count="157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